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4.0346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3.1728in"/>
    </style:style>
    <style:style style:name="co6" style:family="table-column">
      <style:table-column-properties fo:break-before="auto" style:column-width="4.378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mpound umbels, dissected leaves, schizocarp frui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2" table:style-name="ce1" office:value-type="string" calcext:value-type="string">
            <text:p>leaves disected; fruits flat on the underside, and only marginally inflated along the back side, without prickles or armaments; stylopodium inconspicuous and obsolete; fruits with wings along the sides (Lomatium s.s.) but not backs (Cymopterus s.s.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, vines, shrub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less than the length of the <text:s/>achene bod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2x-4x the length of the <text:s/>achene body, and the connective area gradually taper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pappus of &lt;30 slender scales; leaves &gt;20 wide as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acuminata</text:p>
          </table:table-cell>
          <table:table-cell office:value-type="string" calcext:value-type="string">
            <text:p>many stemmed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flowers ligulate; achenes columnar, with a minute beak, pappus of capillary bristles; 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 office:value-type="string" calcext:value-type="string">
            <text:p>many stemmed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flowers ligulate; achenes columnar with a pappus of capillary bristles; 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short herb from a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leaves roughly triangular with cordate bas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 office:value-type="string" calcext:value-type="string">
            <text:p>large clustered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all mature leaves deeply pinnatifi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 office:value-type="string" calcext:value-type="string">
            <text:p>wiry slender erect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rays yellow; receptacle chaffy throughout; <text:s/>pappus lacking; rays have only female flowers; leaves opposite at least below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ads (generally) with both ray and disk flowers (radiate), <text:s/>phyllaries in 3-many series, ray flowers many colou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office:value-type="string" calcext:value-type="string">
            <text:p>well branched herbs with spiny teeth</text:p>
          </table:table-cell>
          <table:table-cell office:value-type="string" calcext:value-type="string">
            <text:p>biennial, short lived perennial</text:p>
          </table:table-cell>
          <table:table-cell table:number-columns-repeated="2" office:value-type="string" calcext:value-type="string">
            <text:p>heads radiate, ray limbs light-blue/purple; phyllaries clearly in multiple series, each with a chartaceous base and a shorter green tip; pappus of capillary bristles; plant taprooted; leaves with short hairs, generally glands, and spinulose tee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phyllaries in one series or occasionally a couple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truly lacking ray flowers; single capitulum per stem; phyllaries hairy</text:p>
          </table:table-cell>
          <table:table-cell office:value-type="string" calcext:value-type="string">
            <text:p>foliage with stiff appressed hairs; leaves entire and linear or nearly so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herb with stems terminated by single capitulum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entire linear leaves nearly vertical; yellow ray flowers; lower cauline leaves clasping the stem; foliage with appressed hairs;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Many stemmed plants, with slightly shaggy spreading hairs all over; the <text:s/>narrow slightly oblanceolate leaves reduced in size along the stems. Each flower head with many white - light pink-blue narrow ray flower limbs; plants taprooted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tems well branched with several to many capitula from a caudex and fibrous root system; <text:s/>the broad leaves essentially glabrous, aside from the margins,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herb from basal rosette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basal rosette of grayish, multi-lobed, lacy leaves (pinnatifid); disc flowers only, <text:s/>and pinkish to white; the pappus 10-16 <text:s/>scales low, and without an evident midrib; </text:p>
          </table:table-cell>
          <table:table-cell office:value-type="string" calcext:value-type="string">
            <text:p>basal rosette of grayish, multi-lobed, lacy leaves; disc flowers only, <text:s/>and pinkish to white; the pappus 10-16 <text:s/>scales low, and without an evident midrib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Calyx, and corolla with 5 parts; corolla fused below, generally free at tips; styles 2; 2 carpels fused; plants geenerally with soft hairs when young, and bristly when old; flowes often secund and infl. Coil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ovary and fruit divided into nearly two-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low growing herb with silky leaves and helicoid infloresenc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mostly basal, prominently veined, entire and tufted, with cauline leaves reduced upward, becoming sesslie; flowers held in incurved inflorescenc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m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office:value-type="string" calcext:value-type="string">
            <text:p>Stigma 1; leaves palmately compound; stamens 6 or more, all the same length; ovary and fruit one chambered and on a stip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many densely, erect, stemmed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three very narrow, and occasionally scarcely perceptible, bractlets at the base of the calyx; fruits 6-10 chambered; plants &lt;&lt; 1m, and stems mostly erect/uprigh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leaflet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/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lvs. largely basal, perianth reduced to 2 minor lodicules, flowers in florets with modified bracts (lemma &amp; palea), florets in spikelets with sterile bracts (Glumes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perennial bunchgrasses, florets 1/ spikelet, lemmas indurate (closely clasping caryopsis), with callus at base, lem gen long awned from terminal-subterminal area, lemma gen. bent (geniculate) and twist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auricles gen present, infl. (gen) in distichous spikes, spikelets sessile (or at least 1 sessile per node), lemmas with 1-5 veins, spikelets gen perpendicular to rachis. Glumes occ. subul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*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large densely clustered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tal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essentially no single trait or even a combination of traits unite this tribe- I call them the ‘grasses with a lack of anything unique’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densed panicle; leaf tips prowshaped; leaf collars, and occasionally the cut ligules, with some hairs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open panicle of ascending branch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gested panicle; <text:s text:c="2"/>ligule of cauline leaves to 2.5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office:value-type="string" calcext:value-type="string">
            <text:p>lower corolla fused; stamens 1-2 or 4-5; lvs alt or opp.. No reliable set of features, this family keys out many way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long tangled hairs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1:55:46.014974672</dc:date>
    <meta:editing-duration>PT5H36M28S</meta:editing-duration>
    <meta:editing-cycles>57</meta:editing-cycles>
    <meta:generator>LibreOffice/7.3.7.2$Linux_X86_64 LibreOffice_project/30$Build-2</meta:generator>
    <meta:document-statistic meta:table-count="1" meta:cell-count="477" meta:object-count="0"/>
  </office:meta>
</office:document-meta>
</file>